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0c7691" officeooo:paragraph-rsid="0002f042"/>
    </style:style>
    <style:style style:name="P2" style:family="paragraph" style:parent-style-name="Standard">
      <style:paragraph-properties fo:text-align="justify" style:justify-single-word="false"/>
      <style:text-properties fo:font-size="20pt" officeooo:paragraph-rsid="0002f042" style:font-size-asian="20pt" style:font-size-complex="20pt"/>
    </style:style>
    <style:style style:name="P3" style:family="paragraph" style:parent-style-name="Standard">
      <style:paragraph-properties fo:text-align="justify" style:justify-single-word="false"/>
      <style:text-properties fo:font-size="14pt" officeooo:paragraph-rsid="0002f042" style:font-size-asian="14pt" style:font-size-complex="14pt"/>
    </style:style>
    <style:style style:name="P4" style:family="paragraph" style:parent-style-name="Standard">
      <style:paragraph-properties fo:text-align="justify" style:justify-single-word="false"/>
      <style:text-properties officeooo:paragraph-rsid="0002f042"/>
    </style:style>
    <style:style style:name="P5" style:family="paragraph" style:parent-style-name="Standard" style:master-page-name="Standard">
      <style:paragraph-properties fo:text-align="justify" style:justify-single-word="false" style:page-number="auto"/>
      <style:text-properties officeooo:paragraph-rsid="0002f042"/>
    </style:style>
    <style:style style:name="T1" style:family="text">
      <style:text-properties fo:font-size="12pt" style:font-size-asian="12pt" style:font-size-complex="12pt"/>
    </style:style>
    <style:style style:name="T2" style:family="text">
      <style:text-properties fo:font-size="12pt" officeooo:rsid="000c7691" style:font-size-asian="12pt" style:font-size-complex="12pt"/>
    </style:style>
    <style:style style:name="T3" style:family="text">
      <style:text-properties fo:font-size="20pt" style:font-size-asian="20pt" style:font-size-complex="20pt"/>
    </style:style>
    <style:style style:name="T4" style:family="text">
      <style:text-properties fo:font-size="20pt" officeooo:rsid="000c7691" style:font-size-asian="20pt" style:font-size-complex="20pt"/>
    </style:style>
    <style:style style:name="T5" style:family="text">
      <style:text-properties fo:font-size="15pt" fo:font-weight="bold" style:font-size-asian="15pt" style:font-weight-asian="bold" style:font-size-complex="15pt" style:font-weight-complex="bold"/>
    </style:style>
    <style:style style:name="T6" style:family="text">
      <style:text-properties officeooo:rsid="000c769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3"/></text:p>
      <text:p text:style-name="P4"><text:span text:style-name="T3"><text:tab/><text:tab/><text:tab/><text:tab/> <text:s text:c="7"/></text:span><text:span text:style-name="T4">G-26</text:span></text:p>
      <text:p text:style-name="P4"><text:span text:style-name="T3"><text:s/>Hybrid Content Based Image Retrieval: Performance improvement using Parallel Processing </text:span></text:p>
      <text:p text:style-name="P2"/>
      <text:p text:style-name="P4"><text:span text:style-name="T1"><text:tab/><text:tab/><text:tab/><text:tab/><text:tab/></text:span><text:span text:style-name="T5">Abstract:</text:span></text:p>
      <text:p text:style-name="P4"><text:span text:style-name="T1"/></text:p>
      <text:p text:style-name="P4"><text:span text:style-name="T1"/></text:p>
      <text:p text:style-name="P4"><text:span text:style-name="T1"/></text:p>
      <text:p text:style-name="P3">Content-Based Image Retrieval (CBIR) is an image mining process which extracts images based on contents of the query image. CBIR is being used in several applications like medicine, digital libraries, biodiversity information systems, historical research, and crime prevention to name a few.</text:p>
      <text:p text:style-name="P3">Generally, CBIR is implemented using either local features (texture, color, intensity, etc.) or global features (edges, points, contours, shape, etc.). Computation of local features for image retrieval gives high precision but low performance; while computation using global features gives high performance by sacrificing precision. </text:p>
      <text:p text:style-name="P3">The proposed method uses hybrid technique; in which <text:s/>wavelet will compute local features of the image and <text:s/>Edge Detection to extract edges for global features. <text:s/>The system also proposes use of parallel processing to decrease the retrieval time of the images. Parallel computation on different datasets and on different images of the same dataset too will overcome high retrieval time taken by most of the present CBIR systems for image retrieval. Finally, to further improve the accuracy and performance, the system <text:s/><text:span text:style-name="T6">will </text:span>rank images based on the previous retrieval history. </text:p>
      <text:p text:style-name="P3">Parallel processing and image ranking would thus<text:bookmark text:name="_GoBack"/> help for accurate, high precision, content based image retrieval system which will also give improvement in performance in various aspects.</text:p>
      <text:p text:style-name="P4"><text:span text:style-name="T1"/></text:p>
      <text:p text:style-name="P1"><text:span text:style-name="T1"/></text:p>
      <text:p text:style-name="P1"><text:span text:style-name="T1">Sanket Bhave(405014)<text:tab/><text:tab/><text:tab/><text:tab/><text:tab/><text:tab/>Prof. G. G. Chiddarwar</text:span></text:p>
      <text:p text:style-name="P1"><text:span text:style-name="T1">Aniket Giri(405007) <text:s/><text:tab/><text:tab/><text:tab/><text:tab/><text:tab/><text:tab/><text:tab/>Guide</text:span></text:p>
      <text:p text:style-name="P1"><text:span text:style-name="T1">Sharvan Bhavsar(405015)<text:tab/></text:span></text:p>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7T23:07:30.019175371</meta:creation-date>
    <dc:date>2017-09-27T23:09:18.810840436</dc:date>
    <meta:editing-duration>PT1M48S</meta:editing-duration>
    <meta:editing-cycles>1</meta:editing-cycles>
    <meta:document-statistic meta:table-count="0" meta:image-count="0" meta:object-count="0" meta:page-count="1" meta:paragraph-count="10" meta:word-count="226" meta:character-count="1611" meta:non-whitespace-character-count="1356"/>
    <meta:generator>LibreOffice/5.1.6.2$Linux_X86_64 LibreOffice_project/10m0$Build-2</meta:generator>
  </office:meta>
</office:document-meta>
</file>